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200235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00235" style:font-size-asian="16pt" style:font-size-complex="16pt"/>
    </style:style>
    <style:style style:name="T3" style:family="text">
      <style:text-properties fo:font-size="16pt" fo:font-weight="bold" officeooo:rsid="00200235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82228701" text:style-name="L1">
        <text:list-item>
          <text:p text:style-name="P4"><text:span text:style-name="T3">Done</text:span><text:span text:style-name="T2"> - </text:span><text:span text:style-name="T1">Your tribute page should have a </text:span><text:span text:style-name="Source_20_Text"><text:span text:style-name="T1">main</text:span></text:span><text:span text:style-name="T1"> element with a corresponding </text:span><text:span text:style-name="Source_20_Text"><text:span text:style-name="T1">id</text:span></text:span><text:span text:style-name="T1"> of </text:span><text:span text:style-name="Source_20_Text"><text:span text:style-name="T1">main</text:span></text:span><text:span text:style-name="T1">, which contains all other elements </text:span></text:p>
          <text:p text:style-name="P6"/>
        </text:list-item>
        <text:list-item>
          <text:p text:style-name="P5"><text:span text:style-name="T3">Done - </text:span><text:span text:style-name="T1">You should see an element with an </text:span><text:span text:style-name="Source_20_Text"><text:span text:style-name="T1">id</text:span></text:span><text:span text:style-name="T1"> of </text:span><text:span text:style-name="Source_20_Text"><text:span text:style-name="T1">title</text:span></text:span><text:span text:style-name="T1">, which contains a string (i.e. text), that describes the subject of the tribute page (e.g. "Dr. Norman Borlaug") </text:span></text:p>
          <text:p text:style-name="P6"/>
        </text:list-item>
        <text:list-item>
          <text:p text:style-name="P5"><text:span text:style-name="T3">Done - </text:span><text:span text:style-name="T1">You should see either a </text:span><text:span text:style-name="Source_20_Text"><text:span text:style-name="T1">figure</text:span></text:span><text:span text:style-name="T1"> or a </text:span><text:span text:style-name="Source_20_Text"><text:span text:style-name="T1">div</text:span></text:span><text:span text:style-name="T1"> element with an </text:span><text:span text:style-name="Source_20_Text"><text:span text:style-name="T1">id</text:span></text:span><text:span text:style-name="T1"> of </text:span><text:span text:style-name="Source_20_Text"><text:span text:style-name="T1">img-div</text:span></text:span><text:span text:style-name="T1"> </text:span></text:p>
        </text:list-item>
        <text:list-item>
          <text:p text:style-name="P5"><text:span text:style-name="T3">Done - </text:span><text:span text:style-name="T1">Within the </text:span><text:span text:style-name="Source_20_Text"><text:span text:style-name="T1">#img-div</text:span></text:span><text:span text:style-name="T1"> element, you should see an </text:span><text:span text:style-name="Source_20_Text"><text:span text:style-name="T1">img</text:span></text:span><text:span text:style-name="T1"> element with a corresponding </text:span><text:span text:style-name="Source_20_Text"><text:span text:style-name="T1">id="image"</text:span></text:span><text:span text:style-name="T1"> </text:span></text:p>
        </text:list-item>
        <text:list-item>
          <text:p text:style-name="P5"><text:span text:style-name="T3">Done - </text:span><text:span text:style-name="T1">Within the </text:span><text:span text:style-name="Source_20_Text"><text:span text:style-name="T1">#img-div</text:span></text:span><text:span text:style-name="T1"> element, you should see an element with a corresponding </text:span><text:span text:style-name="Source_20_Text"><text:span text:style-name="T1">id="img-caption"</text:span></text:span><text:span text:style-name="T1"> that contains textual content describing the image shown in </text:span><text:span text:style-name="Source_20_Text"><text:span text:style-name="T1">#img-div</text:span></text:span><text:span text:style-name="T1"> </text:span></text:p>
        </text:list-item>
        <text:list-item>
          <text:p text:style-name="P4"><text:span text:style-name="T1">You should see an element with a corresponding </text:span><text:span text:style-name="Source_20_Text"><text:span text:style-name="T1">id="tribute-info"</text:span></text:span><text:span text:style-name="T1">, which contains textual content describing the subject of the tribute page </text:span></text:p>
        </text:list-item>
        <text:list-item>
          <text:p text:style-name="P4"><text:span text:style-name="T1">You should see an </text:span><text:span text:style-name="Source_20_Text"><text:span text:style-name="T1">a</text:span></text:span><text:span text:style-name="T1"> element with a corresponding </text:span><text:span text:style-name="Source_20_Text"><text:span text:style-name="T1">id="tribute-link"</text:span></text:span><text:span text:style-name="T1">, which links to an outside site, that contains additional information about the subject of the tribute page. HINT: You must give your element an attribute of </text:span><text:span text:style-name="Source_20_Text"><text:span text:style-name="T1">target</text:span></text:span><text:span text:style-name="T1"> and set it to </text:span><text:span text:style-name="Source_20_Text"><text:span text:style-name="T1">_blank</text:span></text:span><text:span text:style-name="T1"> in order for your link to open in a new tab </text:span></text:p>
        </text:list-item>
        <text:list-item>
          <text:p text:style-name="P4"><text:span text:style-name="T1">Your </text:span><text:span text:style-name="Source_20_Text"><text:span text:style-name="T1">#image</text:span></text:span><text:span text:style-name="T1"> should use </text:span><text:span text:style-name="Source_20_Text"><text:span text:style-name="T1">max-width</text:span></text:span><text:span text:style-name="T1"> and </text:span><text:span text:style-name="Source_20_Text"><text:span text:style-name="T1">height</text:span></text:span><text:span text:style-name="T1"> properties to resize responsively, relative to the width of its parent element, without exceeding its original size </text:span></text:p>
        </text:list-item>
        <text:list-item>
          <text:p text:style-name="P3"><text:span text:style-name="T1">Your </text:span><text:span text:style-name="Source_20_Text"><text:span text:style-name="T1">img</text:span></text:span><text:span text:style-name="T1"> element should be centered within its parent element </text:span></text:p>
        </text:list-item>
      </text:list>
      <text:p text:style-name="P2">Fulfill the user stories and pass all the tests below to complete this project. Give it your own personal style. Happy Coding!</text:p>
      <text:p text:style-name="Text_20_body"><text:soft-page-break/><text:span text:style-name="Strong_20_Emphasis"><text:span text:style-name="T1">Note:</text:span></text:span><text:span text:style-name="T1"> Be sure to add </text:span><text:span text:style-name="Source_20_Text"><text:span text:style-name="T1">&lt;link rel="stylesheet" href="styles.css"&gt;</text:span></text:span><text:span text:style-name="T1"> in your HTML to link your stylesheet and apply your CS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4:28:55.118999035</meta:creation-date>
    <dc:date>2023-06-20T16:56:30.141536019</dc:date>
    <meta:editing-duration>PT2H17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1" meta:word-count="266" meta:character-count="1550" meta:non-whitespace-character-count="1295"/>
  </office:meta>
</office:document-meta>
</file>